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F46060EF9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2.128in" svg:y="-0.4374in" svg:width="5.2083in" svg:height="5.2083in" draw:z-index="0"><draw:image xlink:href="Pictures/10000000000001F4000001F46060EF9F.png" xlink:type="simple" xlink:show="embed" xlink:actuate="onLoad"/></draw:frame><draw:frame draw:style-name="fr1" draw:name="graphics2" text:anchor-type="paragraph" svg:x="2.1366in" svg:y="4.7701in" svg:width="5.2083in" svg:height="5.2083in" draw:z-index="1"><draw:image xlink:href="Pictures/10000000000001F4000001F46060EF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Laurie</meta:initial-creator>
    <meta:creation-date>2010-03-25T17:30:23.64</meta:creation-date>
    <meta:printed-by>Robert Laurie</meta:printed-by>
    <meta:print-date>2010-03-25T17:32:46.56</meta:print-date>
    <meta:document-statistic meta:table-count="0" meta:image-count="2" meta:object-count="0" meta:page-count="1" meta:paragraph-count="0" meta:word-count="0" meta:character-count="0"/>
    <dc:date>2010-03-25T17:35:35.81</dc:date>
    <dc:creator>Robert Laurie</dc:creator>
    <meta:editing-duration>PT00H05M12S</meta:editing-duration>
    <meta:editing-cycles>1</meta:editing-cycles>
    <meta:generator>OpenOffice.org/3.2$Win32 OpenOffice.org_project/320m12$Build-9483</meta:generator>
  </office:meta>
</office:document-meta>
</file>